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5" style:family="table-row">
      <style:table-row-properties style:min-row-height="0.661cm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ee561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1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2d79ee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f1dc0" officeooo:paragraph-rsid="002f1dc0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2fe40" officeooo:paragraph-rsid="0032fe40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3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d679c" style:font-size-asian="10pt" style:font-size-complex="10pt"/>
    </style:style>
    <style:style style:name="P3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ee561" style:font-size-asian="10pt" style:font-size-complex="10pt"/>
    </style:style>
    <style:style style:name="P3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3225a1" fo:background-color="transparent" style:font-name-asian="Courier New" style:font-size-asian="10pt" style:font-name-complex="Liberation Mono" style:font-size-complex="10pt"/>
    </style:style>
    <style:style style:name="P3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341222" fo:background-color="transparent" style:font-name-asian="Courier New" style:font-size-asian="10pt" style:font-name-complex="Liberation Mono" style:font-size-complex="10pt"/>
    </style:style>
    <style:style style:name="P3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3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2f1dc0" fo:background-color="transparent" style:font-name-asian="Courier New" style:font-size-asian="10pt" style:font-name-complex="Liberation Mono" style:font-size-complex="10pt"/>
    </style:style>
    <style:style style:name="P3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4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32fe40" officeooo:paragraph-rsid="0032fe40" fo:background-color="transparent" style:font-name-asian="Courier New" style:font-size-asian="10pt" style:font-name-complex="Liberation Mono" style:font-size-complex="10pt"/>
    </style:style>
    <style:style style:name="P4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07b96" officeooo:paragraph-rsid="00207b96" fo:background-color="#e8f2fe" style:font-size-asian="10pt" style:font-size-complex="10pt"/>
    </style:style>
    <style:style style:name="P4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3f7f5f"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4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4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fo:background-color="#e8f2fe" loext:char-shading-value="0"/>
    </style:style>
    <style:style style:name="T6" style:family="text">
      <style:text-properties fo:color="#000000" officeooo:rsid="001edaee" fo:background-color="#e8f2fe" loext:char-shading-value="0"/>
    </style:style>
    <style:style style:name="T7" style:family="text">
      <style:text-properties fo:color="#000000" officeooo:rsid="0022bf43" fo:background-color="#e8f2fe" loext:char-shading-value="0"/>
    </style:style>
    <style:style style:name="T8" style:family="text">
      <style:text-properties fo:color="#000000" officeooo:rsid="00248099"/>
    </style:style>
    <style:style style:name="T9" style:family="text">
      <style:text-properties officeooo:rsid="001edaee"/>
    </style:style>
    <style:style style:name="T10" style:family="text">
      <style:text-properties officeooo:rsid="00226e74"/>
    </style:style>
    <style:style style:name="T11" style:family="text">
      <style:text-properties officeooo:rsid="00248099"/>
    </style:style>
    <style:style style:name="T12" style:family="text">
      <style:text-properties fo:color="#3f7f5f"/>
    </style:style>
    <style:style style:name="T13" style:family="text">
      <style:text-properties fo:color="#3f7f5f" officeooo:rsid="00248099"/>
    </style:style>
    <style:style style:name="T14" style:family="text">
      <style:text-properties officeooo:rsid="00267f9b"/>
    </style:style>
    <style:style style:name="T15" style:family="text">
      <style:text-properties officeooo:rsid="0026ea05"/>
    </style:style>
    <style:style style:name="T16" style:family="text">
      <style:text-properties officeooo:rsid="002a054b"/>
    </style:style>
    <style:style style:name="T17" style:family="text">
      <style:text-properties officeooo:rsid="002d679c"/>
    </style:style>
    <style:style style:name="T18" style:family="text">
      <style:text-properties officeooo:rsid="002d79ee"/>
    </style:style>
    <style:style style:name="T19" style:family="text">
      <style:text-properties officeooo:rsid="001689eb" style:font-name-asian="Courier New" style:font-name-complex="Liberation Mono"/>
    </style:style>
    <style:style style:name="T20" style:family="text">
      <style:text-properties officeooo:rsid="002ee561" style:font-name-asian="Courier New" style:font-name-complex="Liberation Mono"/>
    </style:style>
    <style:style style:name="T21" style:family="text">
      <style:text-properties officeooo:rsid="002ee561"/>
    </style:style>
    <style:style style:name="T22" style:family="text">
      <style:text-properties officeooo:rsid="002f1dc0"/>
    </style:style>
    <style:style style:name="T23" style:family="text">
      <style:text-properties officeooo:rsid="0030d31d"/>
    </style:style>
    <style:style style:name="T24" style:family="text">
      <style:text-properties officeooo:rsid="003412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CHIAMATA FUNZIONE</text:p>
          </table:table-cell>
          <table:table-cell table:style-name="Tabella1.B1" office:value-type="string">
            <text:p text:style-name="P2">DESCRIZIONE</text:p>
          </table:table-cell>
          <table:table-cell table:style-name="Tabella1.C1" office:value-type="string">
            <text:p text:style-name="P44">C</text:p>
          </table:table-cell>
        </table:table-row>
        <table:table-row>
          <table:table-cell table:style-name="Tabella1.A2" office:value-type="string">
            <text:p text:style-name="P3"/>
            <text:p text:style-name="P3">http://localhost:8080/<text:span text:style-name="T1">Login</text:span>/ID/PW</text:p>
          </table:table-cell>
          <table:table-cell table:style-name="Tabella1.A2" office:value-type="string">
            <text:p text:style-name="P11">Login</text:p>
          </table:table-cell>
          <table:table-cell table:style-name="Tabella1.C24" office:value-type="string">
            <text:p text:style-name="P45">x</text:p>
          </table:table-cell>
        </table:table-row>
        <table:table-row>
          <table:table-cell table:style-name="Tabella1.A2" office:value-type="string">
            <text:p text:style-name="P4"/>
            <text:p text:style-name="P4">http://localhost:8080/Register/ID/PW</text:p>
          </table:table-cell>
          <table:table-cell table:style-name="Tabella1.A2" office:value-type="string">
            <text:p text:style-name="P11">Inserimento nuovo giocatore</text:p>
          </table:table-cell>
          <table:table-cell table:style-name="Tabella1.C24" office:value-type="string">
            <text:p text:style-name="P45">x</text:p>
          </table:table-cell>
        </table:table-row>
        <table:table-row>
          <table:table-cell table:style-name="Tabella1.A2" office:value-type="string">
            <text:p text:style-name="P4"><text:span text:style-name="T14">boolean</text:span> checkUser(String user)</text:p>
          </table:table-cell>
          <table:table-cell table:style-name="Tabella1.A2" office:value-type="string">
            <text:p text:style-name="P20">Ritorna ‘true’ se esiste un giocatore con ID = user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6"><text:span text:style-name="T14">boolean</text:span> check<text:span text:style-name="T14">Owner</text:span>(String user, <text:span text:style-name="T14">int COD_M</text:span>)</text:p>
          </table:table-cell>
          <table:table-cell table:style-name="Tabella1.A2" office:value-type="string">
            <text:p text:style-name="P20">Ritorn<text:span text:style-name="T15">a</text:span> ‘true’ se user è il proprietario del mostro COD_M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7"><text:span text:style-name="T14">boolean</text:span> check<text:span text:style-name="T14">Owner</text:span>(String user, <text:span text:style-name="T15">String w_name</text:span>)</text:p>
          </table:table-cell>
          <table:table-cell table:style-name="Tabella1.A2" office:value-type="string">
            <text:p text:style-name="P21">Ritorn<text:span text:style-name="T15">a</text:span> ‘true’ se user è il proprietario del <text:span text:style-name="T15">wearable</text:span> <text:span text:style-name="T15">w_name</text:span>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22">String findOwner (int COD_M)</text:p>
          </table:table-cell>
          <table:table-cell table:style-name="Tabella1.A2" office:value-type="string">
            <text:p text:style-name="P23">Ritorna l’ID del propietario del mostro COD_M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24">int nOwned (String user, String w_name)</text:p>
          </table:table-cell>
          <table:table-cell table:style-name="Tabella1.A2" office:value-type="string">
            <text:p text:style-name="P25">Ritorna il numero di oggetti w_name posseduti da user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24">int nEquipped (String user, String w_name)</text:p>
          </table:table-cell>
          <table:table-cell table:style-name="Tabella1.A2" office:value-type="string">
            <text:p text:style-name="P25">Ritorna il numero di oggetti w_name equipaggiati da user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24">int nAvailable (String user, String w_name)</text:p>
            <text:p text:style-name="P8">http://localhost:8080/<text:span text:style-name="T16">nAvailable/ID/W_NAME</text:span></text:p>
          </table:table-cell>
          <table:table-cell table:style-name="Tabella1.A2" office:value-type="string">
            <text:p text:style-name="P25">Ritorna il numero di oggetti w_name posseduti <text:span text:style-name="T16">e non equipaggiati </text:span>da user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26">Selezione Team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26">Equipaggiare oggetti a mostri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26">Usare oggetti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26">Aumento livello mostro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26">Stato battaglia</text:p>
          </table:table-cell>
          <table:table-cell table:style-name="Tabella1.C15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27">Creazione partita 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33">String <text:span text:style-name="T18">s</text:span>Collection (String user)</text:p>
            <text:p text:style-name="P34"><text:soft-page-break/><text:span text:style-name="T19">http://localhost:8080/</text:span><text:span text:style-name="T20">s</text:span>Collection/<text:span text:style-name="T21">ID</text:span></text:p>
          </table:table-cell>
          <table:table-cell table:style-name="Tabella1.A2" office:value-type="string">
            <text:p text:style-name="P27">Visualizzazione oggetti <text:span text:style-name="T18">supplies dell’utente ID</text:span>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33">String <text:span text:style-name="T18">w</text:span>Collection (String user)</text:p>
            <text:p text:style-name="P9">http://localhost:8080/<text:span text:style-name="T21">wCollection/ID</text:span></text:p>
          </table:table-cell>
          <table:table-cell table:style-name="Tabella1.A2" office:value-type="string">
            <text:p text:style-name="P28">Visualizzazione oggetti <text:span text:style-name="T17">wearable dell’utente ID</text:span>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33">String <text:span text:style-name="T18">w</text:span>Collection<text:span text:style-name="T18">Type</text:span> (String user, <text:span text:style-name="T18">String type</text:span>)</text:p>
            <text:p text:style-name="P9">http://localhost:8080/ <text:span text:style-name="T18">wCollectionType/ID/W_TYPE</text:span></text:p>
          </table:table-cell>
          <table:table-cell table:style-name="Tabella1.A2" office:value-type="string">
            <text:p text:style-name="P28">Visualizzazione oggetti <text:span text:style-name="T17">wearable di tipo type dell’utente ID</text:span>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41">String mCollection (String user)</text:p>
            <text:p text:style-name="P10"><text:span text:style-name="T5">http://localhost:8080/</text:span><text:span text:style-name="T6">m</text:span><text:span text:style-name="T7">Collection/ID</text:span></text:p>
          </table:table-cell>
          <table:table-cell table:style-name="Tabella1.A2" office:value-type="string">
            <text:p text:style-name="P27">Visualizzazione mostri collezionati <text:span text:style-name="T10">di user</text:span>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12">String mAbility(int COD_M)</text:p>
            <text:p text:style-name="P5">http://localhost:8080/<text:span text:style-name="T9">mAbility/COD_M</text:span></text:p>
          </table:table-cell>
          <table:table-cell table:style-name="Tabella1.A2" office:value-type="string">
            <text:p text:style-name="P13">Visualizza abilità del mostro(COD_M)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12">String mEquipped(int COD_M)</text:p>
            <text:p text:style-name="P5">http://localhost:8080/<text:span text:style-name="T9">mEquipped/COD_M</text:span></text:p>
          </table:table-cell>
          <table:table-cell table:style-name="Tabella1.A2" office:value-type="string">
            <text:p text:style-name="P13">Visualizza equip di un mostro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12">String mFighting(String ID_OWNER)</text:p>
            <text:p text:style-name="P5">http://localhost:8080/<text:span text:style-name="T9">mFighting/ID_OWNER</text:span></text:p>
          </table:table-cell>
          <table:table-cell table:style-name="Tabella1.A2" office:value-type="string">
            <text:p text:style-name="P13">Visualizza i mostri in combattimento di un user</text:p>
          </table:table-cell>
          <table:table-cell table:style-name="Tabella1.C24" office:value-type="string">
            <text:p text:style-name="P43"/>
          </table:table-cell>
        </table:table-row>
        <table:table-row>
          <table:table-cell table:style-name="Tabella1.A2" office:value-type="string">
            <text:p text:style-name="P14">String mInfo (String denomination)</text:p>
            <text:p text:style-name="P5">http://localhost:8080/<text:span text:style-name="T9">mInfo/denomination</text:span></text:p>
          </table:table-cell>
          <table:table-cell table:style-name="Tabella1.A2" office:value-type="string">
            <text:p text:style-name="P16">Visualizza le info del mostro con denominazione denomination</text:p>
          </table:table-cell>
          <table:table-cell table:style-name="Tabella1.C24" office:value-type="string">
            <text:p text:style-name="P43"/>
          </table:table-cell>
        </table:table-row>
        <table:table-row table:style-name="Tabella1.25">
          <table:table-cell table:style-name="Tabella1.A2" office:value-type="string">
            <text:p text:style-name="P15">String mInfo (int COD_M<text:span text:style-name="T9">)</text:span></text:p>
            <text:p text:style-name="P5">http://localhost:8080/<text:span text:style-name="T9">COD_M</text:span></text:p>
          </table:table-cell>
          <table:table-cell table:style-name="Tabella1.A2" office:value-type="string">
            <text:p text:style-name="P16">Visualizza le info del mostro, posseduto, con codice COD_M</text:p>
          </table:table-cell>
          <table:table-cell table:style-name="Tabella1.C25" office:value-type="string">
            <text:p text:style-name="P43"/>
          </table:table-cell>
        </table:table-row>
        <table:table-row table:style-name="Tabella1.25">
          <table:table-cell table:style-name="Tabella1.A2" office:value-type="string">
            <text:p text:style-name="P17">String deleteUser (String user)</text:p>
            <text:p text:style-name="P5">http://localhost:8080/<text:span text:style-name="T9">deleteUser/user</text:span></text:p>
          </table:table-cell>
          <table:table-cell table:style-name="Tabella1.A2" office:value-type="string">
            <text:p text:style-name="P18">Elimina l’utente con ID user</text:p>
          </table:table-cell>
          <table:table-cell table:style-name="Tabella1.C26" office:value-type="string">
            <text:p text:style-name="P43"/>
          </table:table-cell>
        </table:table-row>
        <table:table-row table:style-name="Tabella1.25">
          <table:table-cell table:style-name="Tabella1.A2" office:value-type="string">
            <text:p text:style-name="P37"><text:span text:style-name="T4">String </text:span><text:span text:style-name="T8">mEquip</text:span><text:span text:style-name="T4"> (</text:span><text:span text:style-name="T8">int </text:span><text:span text:style-name="T4">COD_M, String w_name)</text:span></text:p>
            <text:p text:style-name="P42">http://localhost:8080/mEquip/W_NAME/COD_M</text:p>
          </table:table-cell>
          <table:table-cell table:style-name="Tabella1.A2" office:value-type="string">
            <text:p text:style-name="P19"><text:span text:style-name="T11">E</text:span>quipaggia (<text:span text:style-name="T11">agguinge</text:span> dalla tabella equipped) l’oggetto w_name al mostro COD_M</text:p>
          </table:table-cell>
          <table:table-cell table:style-name="Tabella1.C27" office:value-type="string">
            <text:p text:style-name="P43"/>
          </table:table-cell>
        </table:table-row>
        <table:table-row table:style-name="Tabella1.25">
          <table:table-cell table:style-name="Tabella1.A2" office:value-type="string">
            <text:p text:style-name="P37"><text:span text:style-name="T4">String </text:span><text:span text:style-name="T8">mUnequip</text:span><text:span text:style-name="T4"> (</text:span><text:span text:style-name="T8">int </text:span><text:span text:style-name="T4">COD_M, String w_name)</text:span></text:p>
            <text:p text:style-name="P37"><text:span text:style-name="T12">http://localhost:8080/m</text:span><text:span text:style-name="T13">Une</text:span><text:span text:style-name="T12">quip/W_NAME/COD_M</text:span></text:p>
          </table:table-cell>
          <table:table-cell table:style-name="Tabella1.A2" office:value-type="string">
            <text:p text:style-name="P19">Disequipaggia (elimina dalla tabella equipped) l’oggetto w_name dal mostro COD_M</text:p>
          </table:table-cell>
          <table:table-cell table:style-name="Tabella1.C29" office:value-type="string">
            <text:p text:style-name="P43"/>
          </table:table-cell>
        </table:table-row>
        <table:table-row table:style-name="Tabella1.25">
          <table:table-cell table:style-name="Tabella1.A2" office:value-type="string">
            <text:p text:style-name="P40">String matchMaking ()</text:p>
            <text:p text:style-name="P36">http://localhost:8080/<text:span text:style-name="T24">matchMaking</text:span></text:p>
          </table:table-cell>
          <table:table-cell table:style-name="Tabella1.A2" office:value-type="string">
            <text:p text:style-name="P31">Visualizza tutti i giocatori in matchmaking</text:p>
          </table:table-cell>
          <table:table-cell table:style-name="Tabella1.C29" office:value-type="string">
            <text:p text:style-name="P43"/>
          </table:table-cell>
        </table:table-row>
        <text:soft-page-break/>
        <table:table-row table:style-name="Tabella1.25">
          <table:table-cell table:style-name="Tabella1.A2" office:value-type="string">
            <text:p text:style-name="P38">String joinMatchMaking (String user)</text:p>
            <text:p text:style-name="P35">http://localhost:8080/<text:span text:style-name="T22">joinMatchMaking/ID</text:span></text:p>
          </table:table-cell>
          <table:table-cell table:style-name="Tabella1.A2" office:value-type="string">
            <text:p text:style-name="P29">Inserisce il giocatore nel matchmaking</text:p>
          </table:table-cell>
          <table:table-cell table:style-name="Tabella1.C30" office:value-type="string">
            <text:p text:style-name="P43"/>
          </table:table-cell>
        </table:table-row>
        <table:table-row table:style-name="Tabella1.25">
          <table:table-cell table:style-name="Tabella1.A2" office:value-type="string">
            <text:p text:style-name="P39">String <text:span text:style-name="T23">exit</text:span>MatchMaking (String user)</text:p>
            <text:p text:style-name="P35">http://localhost:8080/<text:span text:style-name="T23">exitMatchMaking/ID</text:span></text:p>
          </table:table-cell>
          <table:table-cell table:style-name="Tabella1.A2" office:value-type="string">
            <text:p text:style-name="P30">Elimina il giocatore dal matchmaking</text:p>
          </table:table-cell>
          <table:table-cell table:style-name="Tabella1.C32" office:value-type="string">
            <text:p text:style-name="P43"/>
          </table:table-cell>
        </table:table-row>
        <table:table-row table:style-name="Tabella1.25">
          <table:table-cell table:style-name="Tabella1.A2" office:value-type="string">
            <text:p text:style-name="P39"/>
          </table:table-cell>
          <table:table-cell table:style-name="Tabella1.A2" office:value-type="string">
            <text:p text:style-name="P30"/>
          </table:table-cell>
          <table:table-cell table:style-name="Tabella1.C32" office:value-type="string">
            <text:p text:style-name="P43"/>
          </table:table-cell>
        </table:table-row>
        <table:table-row table:style-name="Tabella1.25">
          <table:table-cell table:style-name="Tabella1.A2" office:value-type="string">
            <text:p text:style-name="P39"/>
          </table:table-cell>
          <table:table-cell table:style-name="Tabella1.A2" office:value-type="string">
            <text:p text:style-name="P30"/>
          </table:table-cell>
          <table:table-cell table:style-name="Tabella1.C33" office:value-type="string">
            <text:p text:style-name="P43"/>
          </table:table-cell>
        </table:table-row>
      </table:table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5T09:45:06.469544002</dc:date>
    <meta:editing-duration>PT1H43M48S</meta:editing-duration>
    <meta:editing-cycles>26</meta:editing-cycles>
    <meta:generator>LibreOffice/5.1.2.2$Linux_X86_64 LibreOffice_project/10m0$Build-2</meta:generator>
    <meta:document-statistic meta:table-count="1" meta:image-count="0" meta:object-count="0" meta:page-count="3" meta:paragraph-count="81" meta:word-count="322" meta:character-count="2849" meta:non-whitespace-character-count="2605"/>
  </office:meta>
</office:document-meta>
</file>